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DFElement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DFElement.RDFElement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DFElement.ge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DFElement.getNormalNamespace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